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arial, sans-serif" svg:font-family="arial, sans-serif" style:font-family-generic="system"/>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widows="2" fo:orphans="2" fo:break-before="page"/>
      <style:text-properties style:font-name="arial, sans-serif" fo:color="#000000" fo:font-size="9.5pt" style:font-size-asian="9.5pt"/>
    </style:style>
    <style:style style:name="P2" style:parent-style-name="Textbody" style:family="paragraph">
      <style:paragraph-properties fo:widows="2" fo:orphans="2" fo:margin-left="1.5in">
        <style:tab-stops/>
      </style:paragraph-properties>
    </style:style>
    <style:style style:name="T3" style:parent-style-name="DefaultParagraphFont" style:family="text">
      <style:text-properties style:font-name="Symbol" fo:color="#000000" fo:font-size="9.5pt" style:font-size-asian="9.5pt"/>
    </style:style>
    <style:style style:name="T4" style:parent-style-name="DefaultParagraphFont" style:family="text">
      <style:text-properties style:font-name="arial, sans-serif" fo:color="#000000" fo:font-size="9.5pt" style:font-size-asian="9.5pt"/>
    </style:style>
    <style:style style:name="T5" style:parent-style-name="DefaultParagraphFont" style:family="text">
      <style:text-properties style:font-name="arial, sans-serif" fo:color="#000000" style:text-position="super 63.1%" fo:font-size="9.5pt" style:font-size-asian="9.5pt"/>
    </style:style>
    <style:style style:name="T6" style:parent-style-name="DefaultParagraphFont" style:family="text">
      <style:text-properties style:font-name="arial, sans-serif" fo:color="#000000" style:text-position="31.5% 100%" fo:font-size="9.5pt" style:font-size-asian="9.5pt"/>
    </style:style>
    <style:style style:name="T7" style:parent-style-name="DefaultParagraphFont" style:family="text">
      <style:text-properties style:font-name="arial, sans-serif" fo:color="#000000" fo:font-size="9.5pt" style:font-size-asian="9.5pt"/>
    </style:style>
    <style:style style:name="P8" style:parent-style-name="Textbody" style:family="paragraph">
      <style:paragraph-properties fo:widows="2" fo:orphans="2" fo:margin-left="1.5in">
        <style:tab-stops/>
      </style:paragraph-properties>
    </style:style>
    <style:style style:name="T9" style:parent-style-name="DefaultParagraphFont" style:family="text">
      <style:text-properties style:font-name="Symbol" fo:color="#000000" fo:font-size="9.5pt" style:font-size-asian="9.5pt"/>
    </style:style>
    <style:style style:name="T10" style:parent-style-name="DefaultParagraphFont" style:family="text">
      <style:text-properties style:font-name="arial, sans-serif" fo:color="#000000" fo:font-size="9.5pt" style:font-size-asian="9.5pt"/>
    </style:style>
    <style:style style:name="T11" style:parent-style-name="DefaultParagraphFont" style:family="text">
      <style:text-properties style:font-name="arial, sans-serif" fo:color="#000000" style:text-position="super 63.1%" fo:font-size="9.5pt" style:font-size-asian="9.5pt"/>
    </style:style>
    <style:style style:name="T12" style:parent-style-name="DefaultParagraphFont" style:family="text">
      <style:text-properties style:font-name="arial, sans-serif" fo:color="#000000" style:text-position="31.5% 100%" fo:font-size="9.5pt" style:font-size-asian="9.5pt"/>
    </style:style>
    <style:style style:name="T13" style:parent-style-name="DefaultParagraphFont" style:family="text">
      <style:text-properties style:font-name="arial, sans-serif" fo:color="#000000" fo:font-size="9.5pt" style:font-size-asian="9.5pt"/>
    </style:style>
    <style:style style:name="P14" style:parent-style-name="Textbody" style:family="paragraph">
      <style:paragraph-properties fo:widows="2" fo:orphans="2"/>
      <style:text-properties style:font-name="arial, sans-serif" fo:color="#000000" fo:font-size="9.5pt" style:font-size-asian="9.5pt"/>
    </style:style>
    <style:style style:name="P15" style:parent-style-name="Textbody" style:family="paragraph">
      <style:paragraph-properties fo:widows="2" fo:orphans="2"/>
      <style:text-properties fo:color="#000000"/>
    </style:style>
    <style:style style:name="P16" style:parent-style-name="Textbody" style:family="paragraph">
      <style:paragraph-properties fo:widows="2" fo:orphans="2"/>
      <style:text-properties style:font-name="arial, sans-serif" fo:color="#000000" fo:font-size="9.5pt" style:font-size-asian="9.5pt"/>
    </style:style>
    <style:style style:name="P17" style:parent-style-name="Textbody" style:family="paragraph">
      <style:paragraph-properties fo:widows="2" fo:orphans="2"/>
      <style:text-properties style:font-name="arial, sans-serif" fo:color="#000000" fo:font-size="9.5pt" style:font-size-asian="9.5pt"/>
    </style:style>
    <style:style style:name="P18" style:parent-style-name="Textbody" style:family="paragraph">
      <style:paragraph-properties fo:widows="2" fo:orphans="2"/>
      <style:text-properties style:font-name="arial, sans-serif" fo:color="#000000" fo:font-size="9.5pt" style:font-size-asian="9.5pt"/>
    </style:style>
    <style:style style:name="P19" style:parent-style-name="Textbody" style:family="paragraph">
      <style:paragraph-properties fo:widows="2" fo:orphans="2"/>
      <style:text-properties style:font-name="arial, sans-serif" fo:color="#000000" fo:font-size="9.5pt" style:font-size-asian="9.5pt"/>
    </style:style>
    <style:style style:name="P20" style:parent-style-name="Textbody" style:family="paragraph">
      <style:paragraph-properties fo:widows="2" fo:orphans="2"/>
      <style:text-properties style:font-name="arial, sans-serif" fo:color="#000000" fo:font-size="9.5pt" style:font-size-asian="9.5pt"/>
    </style:style>
    <style:style style:name="P21" style:parent-style-name="Textbody" style:family="paragraph">
      <style:paragraph-properties fo:widows="2" fo:orphans="2"/>
      <style:text-properties style:font-name="arial, sans-serif" fo:color="#000000" fo:font-size="9.5pt" style:font-size-asian="9.5pt"/>
    </style:style>
    <style:style style:name="P22" style:parent-style-name="Textbody" style:family="paragraph">
      <style:paragraph-properties fo:widows="2" fo:orphans="2"/>
      <style:text-properties fo:color="#000000"/>
    </style:style>
  </office:automatic-styles>
  <office:body>
    <office:text text:use-soft-page-breaks="true">
      <text:p text:style-name="P1">1.Reminder Printing Option Formats are attached with the mail.</text:p>
      <text:p text:style-name="P2"><text:span text:style-name="T3"></text:span><text:span text:style-name="T4">1</text:span><text:span text:style-name="T5">st</text:span><text:span text:style-name="T6"><text:s/></text:span><text:span text:style-name="T7">reminder will generate 11 months after ticket date.</text:span></text:p>
      <text:p text:style-name="P8"><text:span text:style-name="T9"></text:span><text:span text:style-name="T10">2</text:span><text:span text:style-name="T11">nd</text:span><text:span text:style-name="T12"><text:s/></text:span><text:span text:style-name="T13">reminder will generate 13 months after ticket date.</text:span></text:p>
      <text:p text:style-name="P14">(Chargeable Modification)</text:p>
      <text:p text:style-name="P15"/>
      <text:p text:style-name="P16">2. We need give control for blocked facility receipting &amp; redemption. Also admin can unblock this transaction. (What is<text:s/>Block Facility) (Chargeable Modification)</text:p>
      <text:p text:style-name="P17">3. Currently after 1 year facility will Laps in the system. But after 1 year not calculating interest. We need option to calculate interest based on New Scheme. (Is This a Option Or Mandatory) (Chargeable Modification)<text:s text:c="2"/>- DONE</text:p>
      <text:p text:style-name="P18">4. As soon as possible we need screen for client wise exposure. If we entered client in ticket master screen we just want to popup his exposure in branch wise. New Modification (Chargeable Modification)</text:p>
      <text:p text:style-name="P19">5.Still branch user can<text:s/><text:s/>request funds over branch fund limit.<text:s/>Error<text:s/>– Not An Error</text:p>
      <text:p text:style-name="P20">6.Overall branch performing report. – ( Formats I earlier discussed ) New Report? And how many reports have we given them?</text:p>
      <text:p text:style-name="P21">7.If outstanding amount “ 0 “ , we need to change “ Active “ status to “ Redeem “ Status. Because of currently we have to do it by another screen. This should not be implemented</text:p>
      <text:p text:style-name="P22">8.In pawning receipt we have to show capital recovered &amp; interest recovered amount separately. (Chargeable Modificat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arial, sans-serif" svg:font-family="arial, sans-serif" style:font-family-generic="system"/>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hinda Jayakody</meta:initial-creator>
    <dc:creator>Mahinda Jayakody</dc:creator>
    <meta:creation-date>2011-01-28T06:51:00Z</meta:creation-date>
    <dc:date>2011-05-19T18:48:00Z</dc:date>
    <meta:template xlink:href="Normal.dotm" xlink:type="simple"/>
    <meta:editing-cycles>6</meta:editing-cycles>
    <meta:editing-duration>PT9540S</meta:editing-duration>
    <meta:document-statistic meta:page-count="1" meta:paragraph-count="2" meta:word-count="194" meta:character-count="1301" meta:row-count="9" meta:non-whitespace-character-count="1109"/>
  </office:meta>
</office:document-meta>
</file>